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14000000141E788033C86FAE4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ec9ba4" svg:stroke-linecap="round" draw:fill-color="#ec9ba4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ec9ba4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0.764cm" svg:height="0.771cm" svg:x="12.752cm" svg:y="24.546cm">
          <draw:image xlink:href="Pictures/1000000000000014000000141E788033C86FAE47.png" xlink:type="simple" xlink:show="embed" xlink:actuate="onLoad" draw:mime-type="image/png">
            <text:p/>
          </draw:image>
        </draw:frame>
        <draw:custom-shape draw:style-name="gr2" draw:text-style-name="P2" draw:layer="layout" svg:width="0.41cm" svg:height="0.103cm" svg:x="13.106cm" svg:y="25.0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7cm" svg:height="0.169cm" svg:x="13.178cm" svg:y="24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10T20:00:33.797000000</meta:creation-date>
    <dc:date>2023-05-10T22:15:11.939000000</dc:date>
    <meta:editing-duration>PT2H4M28S</meta:editing-duration>
    <meta:editing-cycles>1</meta:editing-cycles>
    <meta:document-statistic meta:object-count="3"/>
    <meta:generator>LibreOffice/7.3.2.2$Windows_X86_64 LibreOffice_project/49f2b1bff42cfccbd8f788c8dc32c1c309559be0</meta:generator>
  </office:meta>
</office:document-meta>
</file>